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jj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>
            <draw:frame draw:z-index="0" draw:name="embedded object (OLE) 2" draw:style-name="gr1" draw:text-style-name="P1" svg:width="2.617cm" svg:height="0.501cm" svg:x="0.001cm" svg:y="0.041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>To reproduce cr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 cells A2 to F10. Cut with ctrl-X. Paste at B2 with ctrl-V. Save.</text:p>
          </table:table-cell>
          <table:table-cell table:number-columns-repeated="5"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GB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Verdana" fo:font-family="Verdana" style:font-style-name="Regular" style:font-family-generic="swiss" style:font-pitch="variable" fo:font-size="9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able-cell-properties fo:padding="0.019cm"/>
      <style:text-properties style:font-name="Verdana" fo:font-family="Verdana" style:font-style-name="Regular" style:font-family-generic="swiss" style:font-pitch="variable" fo:font-size="9pt"/>
    </style:style>
    <style:style style:name="Heading" style:family="table-cell" style:parent-style-name="Default">
      <style:table-cell-properties style:text-align-source="fix" style:repeat-content="false" fo:padding="0.019cm"/>
      <style:paragraph-properties fo:text-align="center"/>
      <style:text-properties fo:font-size="9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Default">
      <style:table-cell-properties fo:background-color="#ff3333"/>
      <style:text-properties fo:font-weight="bold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transparent"/>
      <style:text-properties fo:font-style="normal" style:text-underline-style="solid" style:text-underline-width="auto" style:text-underline-color="font-color" fo:font-weight="bold"/>
    </style:style>
    <style:style style:name="Result2" style:family="table-cell" style:parent-style-name="Result" style:data-style-name="N112">
      <style:table-cell-properties fo:background-color="#66ffff"/>
      <style:text-properties fo:font-style="normal" style:text-overline-style="solid" style:text-overline-width="auto" style:text-overline-color="font-color"/>
    </style:style>
    <style:style style:name="GreyOut" style:family="table-cell" style:parent-style-name="Default">
      <style:table-cell-properties fo:background-color="#dddddd"/>
      <style:text-properties fo:color="#b2b2b2"/>
    </style:style>
    <style:style style:name="Green" style:family="table-cell" style:parent-style-name="Default">
      <style:table-cell-properties fo:background-color="#99ff99"/>
      <style:text-properties fo:color="#006600" fo:font-weight="bold"/>
    </style:style>
    <style:style style:name="Amber" style:family="table-cell" style:parent-style-name="Default">
      <style:table-cell-properties fo:background-color="#ffcc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fo:background-color="transparent" style:print-page-order="ltr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4:41:39.898279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Dev/24.8.0.0.alpha0$Linux_X86_64 LibreOffice_project/4d8b5a91a76262d6dd58342b248e542ddea1fdaf</meta:generator>
    <meta:creation-date>2024-01-06T12:19:18.552000000</meta:creation-date>
    <meta:editing-cycles>7</meta:editing-cycles>
    <meta:editing-duration>PT5M</meta:editing-duration>
    <dc:title>CalcDefault20160423</dc:title>
    <meta:initial-creator>Christopher Kirkland</meta:initial-creator>
    <dc:date>2024-01-08T14:41:44.172228610</dc:date>
    <meta:document-statistic meta:table-count="3" meta:cell-count="14" meta:object-count="1"/>
    <meta:user-defined meta:name="Info 1"/>
    <meta:user-defined meta:name="Info 2"/>
    <meta:user-defined meta:name="Info 3"/>
    <meta:user-defined meta:name="Info 4"/>
    <meta:template xlink:type="simple" xlink:actuate="onRequest" xlink:title="CalcDefault20160423" xlink:href="../../AppData/Roaming/LibreOffice/4/user/template/CalcDefault.ots" meta:date="2024-01-06T12:19:18.421000000"/>
  </office:meta>
</office:document-meta>
</file>

<file path=Object 2/content.xml><?xml version="1.0" encoding="utf-8"?>
<math xmlns="http://www.w3.org/1998/Math/MathML" display="block">
  <semantics>
    <mrow>
      <mi>a</mi>
      <mo stretchy="false">=</mo>
      <mrow>
        <mi>b</mi>
        <mo stretchy="false">+</mo>
        <mi>c</mi>
      </mrow>
    </mrow>
    <annotation encoding="StarMath 5.0">a=b
+c</annotation>
  </semantics>
</math>
</file>